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osis for Agfa Light" svg:font-family="'Bosis for Agfa Light', Tahoma" style:font-family-generic="swiss" style:font-pitch="variable"/>
    <style:font-face style:name="Bosis for Agfa SemiBold" svg:font-family="'Bosis for Agfa SemiBold', Tahom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8875in" fo:margin-left="0.0104in" fo:margin-right="0.4514in" table:align="margins" style:writing-mode="lr-tb"/>
    </style:style>
    <style:style style:name="Table1.A" style:family="table-column">
      <style:table-column-properties style:column-width="1.7549in" style:rel-column-width="16697*"/>
    </style:style>
    <style:style style:name="Table1.B" style:family="table-column">
      <style:table-column-properties style:column-width="2.5701in" style:rel-column-width="24455*"/>
    </style:style>
    <style:style style:name="Table1.C" style:family="table-column">
      <style:table-column-properties style:column-width="2.5625in" style:rel-column-width="2438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" style:family="table">
      <style:table-properties style:width="6.8819in" table:align="left" style:writing-mode="lr-tb"/>
    </style:style>
    <style:style style:name="Table2.A" style:family="table-column">
      <style:table-column-properties style:column-width="6.881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3" style:family="table">
      <style:table-properties style:width="6.8979in" table:align="left" style:writing-mode="lr-tb"/>
    </style:style>
    <style:style style:name="Table3.A" style:family="table-column">
      <style:table-column-properties style:column-width="3.0201in"/>
    </style:style>
    <style:style style:name="Table3.B" style:family="table-column">
      <style:table-column-properties style:column-width="3.877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cccccc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8979in" table:align="left" style:writing-mode="lr-tb"/>
    </style:style>
    <style:style style:name="Table4.A" style:family="table-column">
      <style:table-column-properties style:column-width="2.5597in"/>
    </style:style>
    <style:style style:name="Table4.B" style:family="table-column">
      <style:table-column-properties style:column-width="4.338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5" style:family="table">
      <style:table-properties style:width="6.8979in" table:align="left" style:writing-mode="lr-tb"/>
    </style:style>
    <style:style style:name="Table5.A" style:family="table-column">
      <style:table-column-properties style:column-width="2.375in"/>
    </style:style>
    <style:style style:name="Table5.B" style:family="table-column">
      <style:table-column-properties style:column-width="1.9563in"/>
    </style:style>
    <style:style style:name="Table5.C" style:family="table-column">
      <style:table-column-properties style:column-width="2.566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left="0.0492in" fo:margin-right="0in" fo:text-indent="0in" style:auto-text-indent="false" style:snap-to-layout-grid="false"/>
    </style:style>
    <style:style style:name="P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</style:style>
    <style:style style:name="P5" style:family="paragraph" style:parent-style-name="Standard">
      <style:paragraph-properties fo:margin-left="0in" fo:margin-right="0.2654in" fo:text-indent="0in" style:auto-text-indent="false"/>
    </style:style>
    <style:style style:name="P6" style:family="paragraph" style:parent-style-name="Standard">
      <style:paragraph-properties fo:margin-left="0in" fo:margin-right="0.2654in" fo:text-indent="0in" style:auto-text-indent="false"/>
      <style:text-properties fo:language="en" fo:country="US"/>
    </style:style>
    <style:style style:name="P7" style:family="paragraph" style:parent-style-name="Standard">
      <style:paragraph-properties fo:margin-left="0in" fo:margin-right="0.2654in" fo:text-indent="0in" style:auto-text-indent="false" style:snap-to-layout-grid="false"/>
      <style:text-properties fo:language="en" fo:country="US"/>
    </style:style>
    <style:style style:name="P8" style:family="paragraph" style:parent-style-name="Standard">
      <style:paragraph-properties fo:margin-left="0in" fo:margin-right="0.2654in" fo:text-indent="0in" style:auto-text-indent="false" style:snap-to-layout-grid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paragraph-properties fo:margin-left="0.1252in" fo:margin-right="0.2654in" fo:text-indent="0in" style:auto-text-indent="false" style:snap-to-layout-grid="false"/>
      <style:text-properties fo:language="en" fo:country="US"/>
    </style:style>
    <style:style style:name="P10" style:family="paragraph" style:parent-style-name="Standard">
      <style:paragraph-properties fo:margin-left="0.1252in" fo:margin-right="0.2654in" fo:text-indent="0in" style:auto-text-indent="false"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top="0in" fo:margin-bottom="0.0835in">
        <style:tab-stops>
          <style:tab-stop style:position="2.6583in"/>
        </style:tab-stops>
      </style:paragraph-properties>
      <style:text-properties fo:language="en" fo:country="US" fo:font-weight="bold" style:font-weight-asian="bold"/>
    </style:style>
    <style:style style:name="P12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13" style:family="paragraph" style:parent-style-name="Text_20_body">
      <style:paragraph-properties fo:background-color="#ffffff">
        <style:background-image/>
      </style:paragraph-properties>
    </style:style>
    <style:style style:name="P14" style:family="paragraph" style:parent-style-name="Standard">
      <style:paragraph-properties fo:orphans="2" fo:widows="2" style:writing-mode="lr-tb"/>
      <style:text-properties style:use-window-font-color="true" fo:language="fr" fo:country="FR" style:font-name-asian="Times New Roman" style:language-complex="ar" style:country-complex="SA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Standard" style:master-page-name="Standard">
      <style:paragraph-properties style:page-number="auto"/>
      <style:text-properties fo:language="en" fo:country="US"/>
    </style:style>
    <style:style style:name="P17" style:family="paragraph" style:parent-style-name="Standard" style:list-style-name="WW8Num13">
      <style:text-properties fo:language="en" fo:country="US"/>
    </style:style>
    <style:style style:name="P18" style:family="paragraph" style:parent-style-name="Standard" style:list-style-name="L7"/>
    <style:style style:name="P19" style:family="paragraph" style:parent-style-name="Standard" style:list-style-name="L8"/>
    <style:style style:name="P20" style:family="paragraph" style:parent-style-name="Standard" style:list-style-name="L9"/>
    <style:style style:name="P21" style:family="paragraph" style:parent-style-name="Standard" style:list-style-name="L12"/>
    <style:style style:name="P22" style:family="paragraph" style:parent-style-name="Standard" style:list-style-name="L3">
      <style:paragraph-properties fo:background-color="#ffffff">
        <style:background-image/>
      </style:paragraph-properties>
    </style:style>
    <style:style style:name="P23" style:family="paragraph" style:parent-style-name="Standard" style:list-style-name="L4">
      <style:paragraph-properties fo:orphans="2" fo:widows="2" style:writing-mode="lr-tb"/>
      <style:text-properties style:use-window-font-color="true" fo:language="fr" fo:country="FR" style:font-name-asian="Times New Roman" style:language-complex="ar" style:country-complex="SA"/>
    </style:style>
    <style:style style:name="P24" style:family="paragraph" style:parent-style-name="Standard" style:list-style-name="L11">
      <style:paragraph-properties fo:margin-left="0.9835in" fo:margin-right="0in" fo:text-indent="-0.25in" style:auto-text-indent="false"/>
      <style:text-properties fo:language="en" fo:country="US"/>
    </style:style>
    <style:style style:name="P25" style:family="paragraph" style:parent-style-name="Standard" style:list-style-name="L11">
      <style:paragraph-properties fo:margin-left="0.9835in" fo:margin-right="0in" fo:text-indent="-0.25in" style:auto-text-indent="false"/>
    </style:style>
    <style:style style:name="P26" style:family="paragraph" style:parent-style-name="Standard">
      <style:paragraph-properties fo:margin-left="0.4917in" fo:margin-right="0in" fo:text-indent="0in" style:auto-text-indent="false"/>
      <style:text-properties fo:language="en" fo:country="US"/>
    </style:style>
    <style:style style:name="P27" style:family="paragraph" style:parent-style-name="Text_20_body">
      <style:text-properties fo:language="en" fo:country="US"/>
    </style:style>
    <style:style style:name="P28" style:family="paragraph" style:parent-style-name="Text_20_body" style:list-style-name="L5">
      <style:text-properties fo:language="en" fo:country="US"/>
    </style:style>
    <style:style style:name="P29" style:family="paragraph" style:parent-style-name="Text_20_body" style:list-style-name="L6">
      <style:text-properties fo:language="en" fo:country="US"/>
    </style:style>
    <style:style style:name="P30" style:family="paragraph" style:parent-style-name="Text_20_body" style:list-style-name="L9">
      <style:text-properties fo:language="en" fo:country="US"/>
    </style:style>
    <style:style style:name="P31" style:family="paragraph" style:parent-style-name="Text_20_body" style:list-style-name="L10">
      <style:text-properties fo:language="en" fo:country="US"/>
    </style:style>
    <style:style style:name="P32" style:family="paragraph" style:parent-style-name="Text_20_body" style:list-style-name="L11">
      <style:text-properties fo:language="en" fo:country="US"/>
    </style:style>
    <style:style style:name="P33" style:family="paragraph" style:parent-style-name="Text_20_body" style:list-style-name="L13">
      <style:text-properties fo:language="en" fo:country="US"/>
    </style:style>
    <style:style style:name="P34" style:family="paragraph" style:parent-style-name="Text_20_body" style:list-style-name="L1">
      <style:paragraph-properties fo:background-color="#ffffff">
        <style:background-image/>
      </style:paragraph-properties>
    </style:style>
    <style:style style:name="P35" style:family="paragraph" style:parent-style-name="Text_20_body" style:list-style-name="L2">
      <style:paragraph-properties fo:background-color="#ffffff">
        <style:background-image/>
      </style:paragraph-properties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language="en" fo:country="US"/>
    </style:style>
    <style:style style:name="P37" style:family="paragraph" style:parent-style-name="Heading_20_4">
      <style:text-properties fo:language="en" fo:country="US"/>
    </style:style>
    <style:style style:name="P38" style:family="paragraph" style:parent-style-name="Heading_20_1">
      <style:text-properties fo:language="en" fo:country="US"/>
    </style:style>
    <style:style style:name="P39" style:family="paragraph" style:parent-style-name="Heading_20_1">
      <style:paragraph-properties fo:break-before="page"/>
      <style:text-properties fo:language="en" fo:country="US"/>
    </style:style>
    <style:style style:name="P40" style:family="paragraph" style:parent-style-name="Heading_20_2">
      <style:paragraph-properties fo:orphans="2" fo:widows="2" style:writing-mode="lr-tb"/>
      <style:text-properties style:use-window-font-color="true" fo:language="fr" fo:country="FR" style:font-name-asian="Times New Roman" style:language-complex="ar" style:country-complex="SA"/>
    </style:style>
    <style:style style:name="P41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tandard"><text:span text:style-name="Titre_20_zone_20_à_20_saisir"><text:span text:style-name="T1">AUTHOR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Zones_20_à_20_saisir"><text:span text:style-name="T1">Mathieu BAUDIER</text:span></text:span></text:p>
          </table:table-cell>
          <table:table-cell table:style-name="Table1.A1" office:value-type="string">
            <text:p text:style-name="P3"><text:span text:style-name="Zones_20_à_20_saisir"><text:span text:style-name="T1"/></text:span></text:p>
          </table:table-cell>
          <table:table-cell table:style-name="Table1.C1" office:value-type="string">
            <text:p text:style-name="P3"><text:span text:style-name="Zones_20_à_20_saisir"><text:span text:style-name="T1">Argeo SASU</text:span>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Zones_20_à_20_saisir"><text:span text:style-name="T1">Bruno SINOU</text:span></text:span></text:p>
          </table:table-cell>
          <table:table-cell table:style-name="Table1.A1" office:value-type="string">
            <text:p text:style-name="P3"><text:span text:style-name="Zones_20_à_20_saisir"><text:span text:style-name="T1"/></text:span></text:p>
          </table:table-cell>
          <table:table-cell table:style-name="Table1.C1" office:value-type="string">
            <text:p text:style-name="P3"><text:span text:style-name="Zones_20_à_20_saisir"><text:span text:style-name="T1">Argeo SASU</text:span></text:span></text:p>
          </table:table-cell>
        </table:table-row>
      </table:table>
      <text:p text:style-name="Standard"><text:span text:style-name="Titre_20_zone_20_à_20_saisir"><text:span text:style-name="T1"/></text:span></text:p>
      <text:p text:style-name="Standard"><text:span text:style-name="Titre_20_zone_20_à_20_saisir"><text:span text:style-name="T1">REFERENCE OF THE DOCUMENT</text:span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file-name text:display="name-and-extension">Connect_GPS_DesignDocument_V0.1_110429.odt</text:file-name></text:p>
          </table:table-cell>
        </table:table-row>
      </table:table>
      <text:p text:style-name="P6"/>
      <text:p text:style-name="P6">ATTACHMENTS 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Name</text:p>
          </table:table-cell>
          <table:table-cell table:style-name="Table3.B1" office:value-type="string">
            <text:p text:style-name="P10">LAST UPDATE</text:p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9"/>
          </table:table-cell>
        </table:table-row>
      </table:table>
      <text:p text:style-name="P5"/>
      <text:p text:style-name="P11"/>
      <text:p text:style-name="Standard"><text:span text:style-name="Titre_20_zone_20_à_20_saisir"><text:span text:style-name="T1">CREATION DATE </text:span></text:span><text:span text:style-name="Titre_20_zone_20_à_20_saisir"><text:span text:style-name="T1"><text:tab/><text:tab/><text:tab/> <text:s/>LAST UPDATE</text:span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04/29/2011</text:p>
          </table:table-cell>
          <table:table-cell table:style-name="Table4.B1" office:value-type="string">
            <text:p text:style-name="P7">05/04/2011</text:p>
          </table:table-cell>
        </table:table-row>
      </table:table>
      <text:p text:style-name="P1"/>
      <text:p text:style-name="P1"/>
      <text:p text:style-name="Standard"><text:span text:style-name="Titre_20_zone_20_à_20_saisir"><text:span text:style-name="T1">AUDIENCE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Zones_20_à_20_saisir"><text:span text:style-name="T1">Daniel Belaso ROGERS</text:span></text:span></text:p>
          </table:table-cell>
          <table:table-cell table:style-name="Table5.A1" office:value-type="string">
            <text:p text:style-name="P3"><text:span text:style-name="Zones_20_à_20_saisir"><text:span text:style-name="T1"/></text:span></text:p>
          </table:table-cell>
          <table:table-cell table:style-name="Table5.C1" office:value-type="string">
            <text:p text:style-name="P4"><text:span text:style-name="Zones_20_à_20_saisir"><text:span text:style-name="T1">Plan B </text:span></text:span></text:p>
          </table:table-cell>
        </table:table-row>
      </table:table>
      <text:p text:style-name="Standard"><text:span text:style-name="Zones_20_à_20_saisir"><text:span text:style-name="T1"/></text:span></text:p>
      <text:p text:style-name="P1"/>
      <text:p text:style-name="P2">SUMMARY:</text:p>
      <text:p text:style-name="P1">The following document exposes the concrete design of Connect GPS application that is developed by ARGEO SASU.</text:p>
      <text:p text:style-name="P1"/>
      <text:p text:style-name="P1"/>
      <text:h text:style-name="P39" text:outline-level="1">General architecture:</text:h>
      <text:p text:style-name="P1">The entire application relies on opensource software under Apache GPL Licence that are part of Argeo distribution.</text:p>
      <text:p text:style-name="P1"/>
      <text:list xml:id="list1598630412" text:style-name="WW8Num13">
        <text:list-item>
          <text:p text:style-name="P17">DATA ACCESS :</text:p>
        </text:list-item>
      </text:list>
      <text:p text:style-name="P12">JackRabbit JCR implementation that relies on a PostgreSQL Server</text:p>
      <text:p text:style-name="P12">PostGis database on a PostgreSQL Server</text:p>
      <text:p text:style-name="P1"/>
      <text:list xml:id="list65385173" text:continue-numbering="true" text:style-name="WW8Num13">
        <text:list-item>
          <text:p text:style-name="P17">FRAMEWORK AND RUNTIME: </text:p>
        </text:list-item>
      </text:list>
      <text:p text:style-name="P12">OSGi Equinoxe with Spring Framework version 2.5.1</text:p>
      <text:p text:style-name="P1"/>
      <text:list xml:id="list874959662" text:continue-numbering="true" text:style-name="WW8Num13">
        <text:list-item>
          <text:p text:style-name="P17">USER INTERFACE:</text:p>
        </text:list-item>
      </text:list>
      <text:p text:style-name="P12">Rich Client Protocol (RCP) for end user and administration</text:p>
      <text:p text:style-name="P1"/>
      <text:list xml:id="list478489032" text:continue-numbering="true" text:style-name="WW8Num13">
        <text:list-item>
          <text:p text:style-name="P17">USER MANGEMENT:</text:p>
        </text:list-item>
      </text:list>
      <text:p text:style-name="P12">Argeo utils based on Java Security and LDAP</text:p>
      <text:p text:style-name="P12"/>
      <text:h text:style-name="Heading_20_2" text:outline-level="2">Persistence details.</text:h>
      <text:h text:style-name="Heading_20_3" text:outline-level="3">Session node</text:h>
      <text:h text:style-name="Heading_20_3" text:outline-level="3">Temporary tables</text:h>
      <text:p text:style-name="Standard">They are created on the server when the session node is initialized and dropped after completion of the « upload clean data » transaction.</text:p>
      <text:p text:style-name="Standard"/>
      <text:p text:style-name="Standard">There is one table for each of the 3 measures used during clean process, their names are generated automatically from session ID so that we can re-link some existing tables to an existing session node.</text:p>
      <text:p text:style-name="Standard"/>
      <text:p text:style-name="Standard">The whole cleaning process lays on adding a flag to some of the rows indicating that this row is invalid : these flags are updated each time the pre-vizualisation command is launched. <text:s/></text:p>
      <text:h text:style-name="Heading_20_3" text:outline-level="3">Final Table</text:h>
      <text:p text:style-name="Standard"><text:span text:style-name="T1">At the end of the process, the goal is to have one big centralized table that store all clean points with the minimal information.</text:span></text:p>
      <text:p text:style-name="Standard"><text:span text:style-name="T1"/></text:p>
      <text:p text:style-name="Standard"><text:span text:style-name="T1">Information about the cleaning process used to get the table filled is rather logged and stored in the completed <text:s/>session nodes than added to this main table.</text:span></text:p>
      <text:p text:style-name="Standard"><text:span text:style-name="T1"/></text:p>
      <text:p text:style-name="Standard"><text:span text:style-name="T1">So basically, data stored in this main table are :</text:span></text:p>
      <text:list xml:id="list984993755" text:style-name="L12">
        <text:list-item>
          <text:p text:style-name="P21"><text:span text:style-name="T1">sensor name</text:span></text:p>
        </text:list-item>
        <text:list-item>
          <text:p text:style-name="P21"><text:span text:style-name="T1">point coordinates</text:span></text:p>
        </text:list-item>
        <text:list-item>
          <text:p text:style-name="P21"><text:span text:style-name="T1">time stamp</text:span></text:p>
        </text:list-item>
      </text:list>
      <text:p text:style-name="Standard"><text:span text:style-name="T1"/></text:p>
      <text:h text:style-name="Heading_20_2" text:outline-level="2"><text:soft-page-break/><text:span text:style-name="T1">clean algorythms</text:span></text:h>
      <text:h text:style-name="Heading_20_3" text:outline-level="3">Parameters used for cleaning</text:h>
      <text:list xml:id="list77232628" text:style-name="L13">
        <text:list-item>
          <text:list>
            <text:list-item>
              <text:p text:style-name="P33">speed <text:s/>(alway positive)</text:p>
            </text:list-item>
            <text:list-item>
              <text:p text:style-name="P33">acceleration <text:s/>(might be negative)</text:p>
            </text:list-item>
            <text:list-item>
              <text:p text:style-name="P33">azimuth variation : this parameter seems to be the most interesting</text:p>
            </text:list-item>
          </text:list>
        </text:list-item>
      </text:list>
      <text:p text:style-name="P15">Question : parameters are computed from two or three points : so which point do we get rid of.</text:p>
      <text:h text:style-name="P41" text:outline-level="3">Algorythms :</text:h>
      <text:p text:style-name="Standard">TODO : define a way to elect relevant results to review</text:p>
      <text:p text:style-name="Standard"><text:span text:style-name="T1">TODO : define a way to review them</text:span></text:p>
      <text:h text:style-name="Heading_20_1" text:outline-level="1">Use case</text:h>
      <text:h text:style-name="Heading_20_2" text:outline-level="2">Upload files</text:h>
      <text:p text:style-name="Standard">GPX Files are uploaded to the JCR repositority using a wrapping of commons' <text:span text:style-name="T2">import folder</text:span> command</text:p>
      <text:h text:style-name="P40" text:outline-level="2">Import file</text:h>
      <text:p text:style-name="Text_20_body">Gpx files are then loaded to the PostgreSql / PostGIS database using the import GPX file wizard.</text:p>
      <text:p text:style-name="Text_20_body">Before processing end user must :</text:p>
      <text:list xml:id="list1471962221" text:style-name="L1">
        <text:list-item>
          <text:p text:style-name="P34">Fill in the sensor name </text:p>
        </text:list-item>
        <text:list-item>
          <text:p text:style-name="P34">Choose which file must be processed.</text:p>
        </text:list-item>
      </text:list>
      <text:p text:style-name="P13">While processing, following metadata are computed from original gps points:</text:p>
      <text:list xml:id="list85887667" text:style-name="L2">
        <text:list-item>
          <text:p text:style-name="P35">speed</text:p>
        </text:list-item>
        <text:list-item>
          <text:p text:style-name="P35">acceleration</text:p>
        </text:list-item>
      </text:list>
      <text:list xml:id="list1842958181" text:style-name="L3">
        <text:list-item>
          <text:p text:style-name="P22">azimuth variation</text:p>
        </text:list-item>
      </text:list>
      <text:p text:style-name="P13">These meta data are stored in temporary persistence management system</text:p>
      <text:h text:style-name="P40" text:outline-level="2">Clean data</text:h>
      <text:p text:style-name="P14">The main idea is to remove some of the useless points from the imported GPX data. Here are the main rules that must be respected :</text:p>
      <text:list xml:id="list2077695021" text:style-name="L4">
        <text:list-item>
          <text:p text:style-name="P23">No data is lost during this process :</text:p>
          <text:list>
            <text:list-item>
              <text:p text:style-name="P23">Original GPX files are binary stored in JCR with no loss.</text:p>
            </text:list-item>
            <text:list-item>
              <text:p text:style-name="P23">'valid' data are copied to a centralised post GIS database.</text:p>
            </text:list-item>
            <text:list-item>
              <text:p text:style-name="P23">Parameters used are persisted in a session node</text:p>
            </text:list-item>
          </text:list>
        </text:list-item>
        <text:list-item>
          <text:p text:style-name="P23">Abberations are extracted based on out-of-range values for the following measures :</text:p>
          <text:list>
            <text:list-item>
              <text:p text:style-name="P23">speed </text:p>
            </text:list-item>
            <text:list-item>
              <text:p text:style-name="P23">acceleration</text:p>
            </text:list-item>
            <text:list-item>
              <text:p text:style-name="P23">radial speed</text:p>
            </text:list-item>
          </text:list>
        </text:list-item>
        <text:list-item>
          <text:p text:style-name="P23">End user must be enabled to pre-review some of the data on a map before launching the effective process</text:p>
        </text:list-item>
        <text:list-item>
          <text:p text:style-name="P23">Aim is to be able to store and re-use set of parameters later on.</text:p>
        </text:list-item>
      </text:list>
      <text:p text:style-name="P14"><text:soft-page-break/></text:p>
      <text:p text:style-name="P14">We below describe main use-cases on a step by step basis.</text:p>
      <text:h text:style-name="Heading_20_3" text:outline-level="3">Implementation of a single clean process without recovering old parameters</text:h>
      <text:h text:style-name="Heading_20_4" text:outline-level="4">Open import GPX file wizard </text:h>
      <text:p text:style-name="Standard">Once gpx files have been loaded to the database and usefull metadata computed via the import GPX file wizard (see 2.2), a new « clean session » is created and corresponding editor is opened and activated.</text:p>
      <text:h text:style-name="Heading_20_4" text:outline-level="4">Edite data / metadata</text:h>
      <text:p text:style-name="Standard">Session data and metadata can then be edited <text:s/>:</text:p>
      <text:list xml:id="list2134884484" text:style-name="L5">
        <text:list-item>
          <text:p text:style-name="P28">Session name </text:p>
        </text:list-item>
        <text:list-item>
          <text:p text:style-name="P28">Comment</text:p>
        </text:list-item>
        <text:list-item>
          <text:p text:style-name="P28">Default sensor name (for drag &amp; drop option)</text:p>
        </text:list-item>
        <text:list-item>
          <text:p text:style-name="P28">...</text:p>
        </text:list-item>
      </text:list>
      <text:p text:style-name="P15">Some more metadata are automatically added:</text:p>
      <text:list xml:id="list579890041" text:style-name="L6">
        <text:list-item>
          <text:p text:style-name="P29">name of <text:s/>the user triggering the process</text:p>
        </text:list-item>
        <text:list-item>
          <text:p text:style-name="P29">date of the process</text:p>
        </text:list-item>
        <text:list-item>
          <text:p text:style-name="P29">a process ID, to be able to remove all points resulting from a given processing later on. </text:p>
        </text:list-item>
      </text:list>
      <text:p text:style-name="P15">A list of all GPX files used is shown, new files can be added to the list by drag &amp; drop from Gpx file explorer.</text:p>
      <text:h text:style-name="P37" text:outline-level="4">Define parameters</text:h>
      <text:p text:style-name="Standard">An other editor page enable to both define parameters for the cleaning process, launch it and review results.</text:p>
      <text:p text:style-name="Standard">Parameters are set either with a slider or a free text field.</text:p>
      <text:p text:style-name="Standard">Computation is NOT made in real time while the end user defines the different parameters but rather when called by the user clicking on a « pre-visualize » button.</text:p>
      <text:h text:style-name="Heading_20_4" text:outline-level="4">Pre-Review Results and terminate</text:h>
      <text:p text:style-name="Standard">The user can then review some of the results that are relevent to validate chosen parameters.</text:p>
      <text:p text:style-name="Standard"/>
      <text:p text:style-name="Standard">If end user is satisfied with the results, he can click on <text:span text:style-name="T3">Terminate</text:span> button to go-on with the process, otherwise, he can modify the parameters. </text:p>
      <text:list xml:id="list900196314" text:style-name="L7">
        <text:list-item>
          <text:p text:style-name="P18">A dialog prompts the user to confirm his will to do the effective import (cannot be reverted)</text:p>
        </text:list-item>
        <text:list-item>
          <text:p text:style-name="P18">Clean data are then uploaded to main server in a <text:span text:style-name="T3">transaction</text:span> via SQL through a ssh tunnel.</text:p>
        </text:list-item>
        <text:list-item>
          <text:p text:style-name="P18">Once the transaction has correctly completed </text:p>
          <text:list>
            <text:list-item>
              <text:p text:style-name="P18">corresponding temporary tables in the postGIS database are dropped</text:p>
            </text:list-item>
            <text:list-item>
              <text:p text:style-name="P18">corresponding session is closed : parameters used and other meta data cannot be modified anymore, but a new session can be created based on the same parameters.</text:p>
            </text:list-item>
          </text:list>
        </text:list-item>
      </text:list>
      <text:h text:style-name="Heading_20_4" text:outline-level="4">Handle session </text:h>
      <text:list xml:id="list986730271" text:style-name="L8">
        <text:list-item>
          <text:p text:style-name="P19">A running session can be saved at anytime using the save button. </text:p>
        </text:list-item>
        <text:list-item>
          <text:p text:style-name="P19">An open can be accessed again by double-clicking on the corresponding node in the JCR view.</text:p>
        </text:list-item>
        <text:list-item>
          <text:p text:style-name="P19">An open session can be deleted via right click menu. All info, including corresponding temporary tables are then deleted</text:p>
        </text:list-item>
        <text:list-item>
          <text:p text:style-name="P19"><text:soft-page-break/>A closed session cannot be deleted.</text:p>
        </text:list-item>
      </text:list>
      <text:h text:style-name="Heading_20_3" text:outline-level="3">Copying clean process to get its parameters</text:h>
      <text:p text:style-name="P36">A right click on a specific process allows the user to open a new empty session, with parameters and metadata (except for the name) set to the value of the former's ones.</text:p>
      <text:p text:style-name="P36">In that case, GPX files must be added by drag and drop. </text:p>
      <text:p text:style-name="P36">Then everything works as for for the end of the processing (see 2.3.1.3)</text:p>
      <text:h text:style-name="P38" text:outline-level="1"/>
      <text:list xml:id="list1278417749" text:style-name="L10">
        <text:list-item>
          <text:list>
            <text:list-header>
              <text:p text:style-name="P3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osis for Agfa Light" svg:font-family="'Bosis for Agfa Light', Tahoma" style:font-family-generic="swiss" style:font-pitch="variable"/>
    <style:font-face style:name="Bosis for Agfa SemiBold" svg:font-family="'Bosis for Agfa SemiBold', Tahoma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835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weight="bold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Zones_20_à_20_saisir" style:display-name="Zones à saisir" style:family="text" style:parent-style-name="Default_20_Paragraph_20_Font">
      <style:text-properties style:font-name="Bosis for Agfa Light" fo:font-size="12pt" fo:language="fr" fo:country="FR" style:font-size-asian="12pt" style:font-size-complex="10pt"/>
    </style:style>
    <style:style style:name="Titre_20_zone_20_à_20_saisir" style:display-name="Titre zone à saisir" style:family="text" style:parent-style-name="Default_20_Paragraph_20_Font">
      <style:text-properties style:font-name="Bosis for Agfa Semi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3937in" fo:text-indent="-0.45in" fo:margin-left="0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14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118in" fo:text-indent="-0.7618in" fo:margin-left="0.5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 fo:text-indent="-0.1437in" fo:margin-left="0.3937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0118in" fo:text-indent="-0.7618in" fo:margin-left="0.011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1972in" fo:margin-left="0.302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1437in" fo:margin-left="0.1063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0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1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7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0.9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55in" fo:margin-left="1.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1.6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5in" fo:text-indent="-0.7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in" fo:text-indent="-0.85in" fo:margin-left="2.3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5in" fo:text-indent="-1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9839in" fo:margin-left="0.5783in" fo:margin-right="0.34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ARGEO SASU – CONNECT GPS PROJECT – DESIGN DOCUMENT – V 0.1 DRAFT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UTHORS</dc:title>
    <meta:initial-creator>Bruno Sinou</meta:initial-creator>
    <meta:creation-date>2011-01-17T13:59:00</meta:creation-date>
    <dc:creator>Bruno Sinou</dc:creator>
    <dc:date>2011-05-04T11:59:39</dc:date>
    <meta:editing-cycles>11</meta:editing-cycles>
    <meta:editing-duration>PT11H26M33S</meta:editing-duration>
    <meta:generator>OpenOffice.org/3.1$Unix OpenOffice.org_project/310m19$Build-9420</meta:generator>
    <meta:document-statistic meta:table-count="5" meta:image-count="0" meta:object-count="0" meta:page-count="5" meta:paragraph-count="113" meta:word-count="1060" meta:character-count="5994"/>
  </office:meta>
</office:document-meta>
</file>